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ollbackFalseRollbackAnnotationTransactionalTests.verifyIniti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ollbackFalseRollbackAnnotationTransactional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ollbackFalseRollbackAnnotationTransactionalTests.verifyFin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ollbackFalseRollbackAnnotationTransactional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